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66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cm" draw:marker-start-width="0.2cm" draw:marker-end-width="0.2cm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212cm" svg:stroke-color="#cccccc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6666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width="0cm" svg:stroke-color="#ffffff" draw:marker-start-width="0.2cm" draw:marker-end-width="0.2cm" draw:fill="solid" draw:fill-color="#0066ff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Ultrafine_20_Dashed" svg:stroke-width="0.05cm" svg:stroke-color="#ffffff" draw:marker-start-width="0.275cm" draw:marker-end-width="0.275cm" draw:fill="none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1cm" svg:stroke-color="#666666" draw:marker-start-width="0.35cm" draw:marker-end-width="0.35cm" draw:fill="none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color="#ffffff" draw:fill="solid" draw:fill-color="#0066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12cm" svg:stroke-color="#cccccc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svg:stroke-width="0cm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3399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width="0cm" draw:marker-start-width="0.2cm" draw:marker-end-width="0.2cm" draw:fill="solid" draw:fill-color="#0066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color="#ffffff" fo:font-size="16pt" style:font-size-asian="16pt" style:font-size-complex="16pt"/>
    </style:style>
    <style:style style:name="P7" style:family="paragraph">
      <style:paragraph-properties fo:text-align="center"/>
      <style:text-properties fo:color="#666666"/>
    </style:style>
    <style:style style:name="P8" style:family="paragraph">
      <style:paragraph-properties fo:text-align="center"/>
      <style:text-properties fo:color="#666666" fo:font-weight="bold" style:font-weight-asian="bold" style:font-weight-complex="bold"/>
    </style:style>
    <style:style style:name="T1" style:family="text">
      <style:text-properties fo:color="#666666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color="#ffffff" style:text-position="super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4.6cm" svg:height="6.4cm" svg:x="1cm" svg:y="7.7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2.8cm" svg:height="6.4cm" svg:x="15.9cm" svg:y="7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7.7cm" svg:height="6.4cm" svg:x="1cm" svg:y="1cm">
            <text:p/>
            <draw:enhanced-geometry svg:viewBox="0 0 21600 21600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3.3cm" svg:height="4.599cm" svg:x="1.902cm" svg:y="1.901cm">
            <text:p text:style-name="P2"><text:span text:style-name="T1">JcadContextManager</text:span></text:p>
            <text:p text:style-name="P2"><text:span text:style-name="T2">(registries)</text:span></text:p>
            <text:p text:style-name="P2"><text:span text:style-name="T1">DecoratorConnectorManager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0.3cm" svg:y1="6.3cm" svg:x2="10.3cm" svg:y2="8.2cm">
            <text:p/>
          </draw:line>
          <draw:line draw:style-name="gr5" draw:text-style-name="P1" draw:layer="layout" svg:x1="20.6cm" svg:y1="6.8cm" svg:x2="20.6cm" svg:y2="8.3cm">
            <text:p/>
          </draw:line>
          <draw:custom-shape draw:style-name="gr6" draw:text-style-name="P4" draw:layer="layout" svg:width="7.801cm" svg:height="1.447cm" svg:x="16.699cm" svg:y="8.553cm">
            <text:p text:style-name="P1"><text:span text:style-name="T3">@Decorator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7.801cm" svg:height="1.447cm" svg:x="16.699cm" svg:y="1.853cm">
            <text:p text:style-name="P1"><text:span text:style-name="T3">DecoratorConnector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7.801cm" svg:height="1.447cm" svg:x="16.699cm" svg:y="3.453cm">
            <text:p text:style-name="P1"><text:span text:style-name="T3">JcadContext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3.008cm" svg:height="1.301cm" svg:x="25.1cm" svg:y="3.5cm">
            <draw:text-box>
              <text:p><text:span text:style-name="T4">JCAD</text:span></text:p>
            </draw:text-box>
          </draw:frame>
          <draw:frame draw:style-name="gr7" draw:text-style-name="P5" draw:layer="layout" svg:width="2.034cm" svg:height="1.301cm" svg:x="25.6cm" svg:y="10.201cm">
            <draw:text-box>
              <text:p><text:span text:style-name="T4">API</text:span></text:p>
            </draw:text-box>
          </draw:frame>
          <draw:custom-shape draw:style-name="gr6" draw:text-style-name="P4" draw:layer="layout" svg:width="7.801cm" svg:height="1.447cm" svg:x="16.699cm" svg:y="5.053cm">
            <text:p text:style-name="P1"><text:span text:style-name="T3">Decorator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7.801cm" svg:height="1.447cm" svg:x="16.699cm" svg:y="10.153cm">
            <text:p text:style-name="P1"><text:span text:style-name="T3">JcadContextExtend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7.801cm" svg:height="1.447cm" svg:x="16.699cm" svg:y="11.753cm">
            <text:p text:style-name="P1"><text:span text:style-name="T3">ConnectorsRefs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7.801cm" svg:height="1.447cm" svg:x="6.999cm" svg:y="11.753cm">
            <text:p text:style-name="P1"><text:span text:style-name="T3">ConnectorImpl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7.801cm" svg:height="1.447cm" svg:x="6.999cm" svg:y="10.153cm">
            <text:p text:style-name="P1"><text:span text:style-name="T3">JcadContextImpl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7.801cm" svg:height="1.447cm" svg:x="6.999cm" svg:y="8.553cm">
            <text:p text:style-name="P1"><text:span text:style-name="T3">DecoratorImpl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6.4cm" svg:y1="10.897cm" svg:x2="15.1cm" svg:y2="10.897cm">
            <text:p/>
          </draw:line>
          <draw:frame draw:style-name="gr7" draw:text-style-name="P5" draw:layer="layout" svg:width="1.679cm" svg:height="1.301cm" svg:x="4.4cm" svg:y="10.202cm">
            <draw:text-box>
              <text:p><text:span text:style-name="T4">FX</text:span></text:p>
            </draw:text-box>
          </draw:frame>
          <draw:custom-shape draw:style-name="gr9" draw:text-style-name="P4" draw:layer="layout" svg:width="8.401cm" svg:height="5.247cm" svg:x="6.699cm" svg:y="8.253cm">
            <text:p/>
            <draw:enhanced-geometry svg:viewBox="0 0 21600 21600" draw:path-stretchpoint-x="10800" draw:path-stretchpoint-y="10800" draw:text-areas="?f3 ?f4 ?f5 ?f6" draw:type="round-rectangle" draw:modifiers="1654.57317073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8.401cm" svg:height="5.247cm" svg:x="16.399cm" svg:y="8.253cm">
            <text:p/>
            <draw:enhanced-geometry svg:viewBox="0 0 21600 21600" draw:path-stretchpoint-x="10800" draw:path-stretchpoint-y="10800" draw:text-areas="?f3 ?f4 ?f5 ?f6" draw:type="round-rectangle" draw:modifiers="1654.57317073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8.401cm" svg:height="5.247cm" svg:x="16.399cm" svg:y="1.553cm">
            <text:p/>
            <draw:enhanced-geometry svg:viewBox="0 0 21600 21600" draw:path-stretchpoint-x="10800" draw:path-stretchpoint-y="10800" draw:text-areas="?f3 ?f4 ?f5 ?f6" draw:type="round-rectangle" draw:modifiers="1654.57317073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2.8cm" svg:height="6.4cm" svg:x="15.9cm" svg:y="14.4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2.242cm" svg:height="1.301cm" svg:x="25.6cm" svg:y="16.902cm">
            <draw:text-box>
              <text:p><text:span text:style-name="T4">EJP</text:span></text:p>
            </draw:text-box>
          </draw:frame>
          <draw:custom-shape draw:style-name="gr2" draw:text-style-name="P1" draw:layer="layout" svg:width="14.6cm" svg:height="6.4cm" svg:x="1.001cm" svg:y="14.4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3.364cm" svg:height="1.301cm" svg:x="2.301cm" svg:y="18.603cm">
            <draw:text-box>
              <text:p><text:span text:style-name="T4">Server</text:span></text:p>
            </draw:text-box>
          </draw:frame>
          <draw:custom-shape draw:style-name="gr6" draw:text-style-name="P4" draw:layer="layout" svg:width="7.801cm" svg:height="1.447cm" svg:x="6.999cm" svg:y="18.553cm">
            <text:p text:style-name="P1"><text:span text:style-name="T3">SourceFileInspector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7.801cm" svg:height="1.447cm" svg:x="6.999cm" svg:y="16.953cm">
            <text:p text:style-name="P1"><text:span text:style-name="T3">Bootstrap API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7.801cm" svg:height="1.447cm" svg:x="6.999cm" svg:y="15.353cm">
            <text:p text:style-name="P1"><text:span text:style-name="T3">Config API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8.401cm" svg:height="5.247cm" svg:x="6.699cm" svg:y="15.053cm">
            <text:p/>
            <draw:enhanced-geometry svg:viewBox="0 0 21600 21600" draw:path-stretchpoint-x="10800" draw:path-stretchpoint-y="10800" draw:text-areas="?f3 ?f4 ?f5 ?f6" draw:type="round-rectangle" draw:modifiers="1654.57317073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6" draw:layer="layout" svg:width="7.8cm" svg:height="1.4cm" svg:x="16.7cm" svg:y="18.6cm">
            <text:p text:style-name="P1"><text:span text:style-name="T5">Class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6" draw:layer="layout" svg:width="7.8cm" svg:height="1.4cm" svg:x="16.701cm" svg:y="17cm">
            <text:p text:style-name="P1"><text:span text:style-name="T5">Bootstra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6" draw:layer="layout" svg:width="7.8cm" svg:height="1.4cm" svg:x="16.702cm" svg:y="15.4cm">
            <text:p text:style-name="P6">Conf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8.401cm" svg:height="5.247cm" svg:x="16.399cm" svg:y="15.053cm">
            <text:p/>
            <draw:enhanced-geometry svg:viewBox="0 0 21600 21600" draw:path-stretchpoint-x="10800" draw:path-stretchpoint-y="10800" draw:text-areas="?f3 ?f4 ?f5 ?f6" draw:type="round-rectangle" draw:modifiers="1654.57317073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20.6cm" svg:y1="13.547cm" svg:x2="20.6cm" svg:y2="15.047cm">
            <text:p/>
          </draw:line>
          <draw:line draw:style-name="gr5" draw:text-style-name="P1" draw:layer="layout" svg:x1="16.353cm" svg:y1="18.497cm" svg:x2="15.053cm" svg:y2="18.497cm">
            <text:p/>
          </draw:line>
          <draw:line draw:style-name="gr5" draw:text-style-name="P1" draw:layer="layout" svg:x1="15.106cm" svg:y1="16.897cm" svg:x2="16.406cm" svg:y2="16.897cm">
            <text:p/>
          </draw:line>
          <draw:line draw:style-name="gr4" draw:text-style-name="P1" draw:layer="layout" svg:x1="2.8cm" svg:y1="17.597cm" svg:x2="6.65cm" svg:y2="17.597cm">
            <text:p/>
          </draw:line>
          <draw:line draw:style-name="gr12" draw:text-style-name="P1" draw:layer="layout" svg:x1="2.9cm" svg:y1="6.247cm" svg:x2="2.9cm" svg:y2="17.7cm">
            <text:p/>
          </draw:line>
          <draw:line draw:style-name="gr5" draw:text-style-name="P1" draw:layer="layout" svg:x1="10.8cm" svg:y1="13.547cm" svg:x2="10.8cm" svg:y2="15.047cm">
            <text:p/>
          </draw:line>
          <draw:line draw:style-name="gr4" draw:text-style-name="P1" draw:layer="layout" svg:x1="3.7cm" svg:y1="17.5cm" svg:x2="3.7cm" svg:y2="6.5cm">
            <text:p/>
          </draw:line>
          <draw:line draw:style-name="gr5" draw:text-style-name="P1" draw:layer="layout" svg:x1="15cm" svg:y1="13.4cm" svg:x2="16.5cm" svg:y2="15.1cm">
            <text:p/>
          </draw:line>
          <draw:line draw:style-name="gr5" draw:text-style-name="P1" draw:layer="layout" svg:x1="11.4cm" svg:y1="8.2cm" svg:x2="11.4cm" svg:y2="6.494cm">
            <text:p/>
          </draw:line>
          <draw:custom-shape draw:style-name="gr6" draw:text-style-name="P4" draw:layer="layout" svg:width="7.801cm" svg:height="1.447cm" svg:x="30.299cm" svg:y="11.053cm">
            <text:p text:style-name="P1"><text:span text:style-name="T3">Core Classes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8" draw:layer="layout" svg:width="7.801cm" svg:height="1.447cm" svg:x="30.299cm" svg:y="9.453cm">
            <text:p text:style-name="P7"><text:span text:style-name="T6">Global Resources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7.801cm" svg:height="1.447cm" svg:x="30.299cm" svg:y="7.853cm">
            <text:p text:style-name="P1"><text:span text:style-name="T3">JEC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yout" svg:width="7.801cm" svg:height="1.447cm" svg:x="30.299cm" svg:y="12.653cm">
            <text:p text:style-name="P1"><text:span text:style-name="T3">3</text:span><text:span text:style-name="T7">rd</text:span><text:span text:style-name="T3"> Party API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8.401cm" svg:height="6.846cm" svg:x="29.999cm" svg:y="7.554cm">
            <text:p/>
            <draw:enhanced-geometry svg:viewBox="0 0 21600 21600" draw:path-stretchpoint-x="10800" draw:path-stretchpoint-y="10800" draw:text-areas="?f3 ?f4 ?f5 ?f6" draw:type="round-rectangle" draw:modifiers="1145.143858624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3:07:53.73</meta:creation-date>
    <dc:date>2017-09-11T11:00:18.69</dc:date>
    <meta:editing-duration>PT1H36M17S</meta:editing-duration>
    <meta:editing-cycles>23</meta:editing-cycles>
    <meta:generator>OpenOffice/4.0.0$Win32 OpenOffice.org_project/400m3$Build-9702</meta:generator>
    <meta:document-statistic meta:object-count="49"/>
  </office:meta>
</office:document-meta>
</file>